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7aec" officeooo:paragraph-rsid="00167aec"/>
    </style:style>
    <style:style style:name="P2" style:family="paragraph" style:parent-style-name="Standard">
      <style:text-properties officeooo:rsid="00167aec" officeooo:paragraph-rsid="00167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LDM installation</text:p>
      <text:p text:style-name="P1">wget ftp://ftp.unidata.ucar.edu/pub/ldm/ldm-6.12.14.tar.gz</text:p>
      <text:p text:style-name="P1">gunzip -c ldm-6.12.14.tar.gz | pax -r '-s:/:/src/:'</text:p>
      <text:p text:style-name="P1">cd ldm-6.12.14/src</text:p>
      <text:p text:style-name="P1">./configure</text:p>
      <text:p text:style-name="P1">make instal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4:41:29.391471306</meta:creation-date>
    <dc:date>2015-09-15T14:42:55.617371795</dc:date>
    <meta:editing-duration>P0D</meta:editing-duration>
    <meta:editing-cycles>1</meta:editing-cycles>
    <meta:document-statistic meta:table-count="0" meta:image-count="0" meta:object-count="0" meta:page-count="1" meta:paragraph-count="6" meta:word-count="16" meta:character-count="167" meta:non-whitespace-character-count="157"/>
    <meta:generator>LibreOffice/4.2.8.2$Linux_X86_64 LibreOffice_project/420m0$Build-2</meta:generator>
  </office:meta>
</office:document-meta>
</file>